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tkal" svg:font-family="utkal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style="italic" style:text-underline-style="none" fo:font-weight="normal" officeooo:rsid="002024ba" officeooo:paragraph-rsid="001ab41e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91a4" officeooo:paragraph-rsid="001ab41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1ab41e" officeooo:paragraph-rsid="001ab41e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235f96" officeooo:paragraph-rsid="00235f96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27100b" officeooo:paragraph-rsid="0027100b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2a70ba" officeooo:paragraph-rsid="002a70ba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2c4062" officeooo:paragraph-rsid="002c4062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37ff25" officeooo:paragraph-rsid="0037ff25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7100b" officeooo:paragraph-rsid="0027100b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ab41e" officeooo:paragraph-rsid="001ab41e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1ab41e" officeooo:paragraph-rsid="001ab41e" style:font-size-asian="15.75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21cecb" officeooo:paragraph-rsid="0021cecb" style:font-size-asian="15.75pt" style:font-style-asian="normal" style:font-weight-asian="bold" style:font-size-complex="18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3627a3" officeooo:paragraph-rsid="003627a3" style:font-size-asian="15.75pt" style:font-style-asian="normal" style:font-weight-asian="bold" style:font-size-complex="18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28a9b3" officeooo:paragraph-rsid="0028a9b3" style:font-size-asian="15.75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2c4062" officeooo:paragraph-rsid="002c4062" style:font-size-asian="18pt" style:font-style-asian="normal" style:font-weight-asian="bold" style:font-size-complex="18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21cecb" officeooo:paragraph-rsid="0021cecb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3627a3" officeooo:paragraph-rsid="003627a3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1ab41e" officeooo:paragraph-rsid="001ab41e" style:font-size-asian="15.75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28a9b3" officeooo:paragraph-rsid="0028a9b3" style:font-size-asian="15.75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8pt" officeooo:paragraph-rsid="001ab41e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size="18pt" fo:font-style="italic" style:text-underline-style="none" fo:font-weight="normal" officeooo:rsid="001ab41e" officeooo:paragraph-rsid="001ab41e" style:font-size-asian="15.75pt" style:font-style-asian="italic" style:font-weight-asian="normal" style:font-size-complex="18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4pt" fo:font-style="normal" style:text-underline-style="none" fo:font-weight="bold" officeooo:rsid="00383733" officeooo:paragraph-rsid="00383733" style:font-size-asian="12.25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size="14pt" fo:font-style="normal" style:text-underline-style="none" fo:font-weight="bold" officeooo:rsid="003afa3b" officeooo:paragraph-rsid="003afa3b" style:font-size-asian="12.25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size="14pt" fo:font-style="normal" style:text-underline-style="none" fo:font-weight="bold" officeooo:rsid="003cb0ad" officeooo:paragraph-rsid="003cb0ad" style:font-size-asian="12.25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size="14pt" fo:font-style="normal" style:text-underline-style="solid" style:text-underline-width="auto" style:text-underline-color="font-color" fo:font-weight="normal" officeooo:rsid="003f4ba5" officeooo:paragraph-rsid="003f4ba5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4pt" fo:font-style="normal" style:text-underline-style="solid" style:text-underline-width="auto" style:text-underline-color="font-color" fo:font-weight="normal" officeooo:rsid="0040086c" officeooo:paragraph-rsid="0040086c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4pt" fo:font-style="italic" style:text-underline-style="solid" style:text-underline-width="auto" style:text-underline-color="font-color" fo:font-weight="normal" officeooo:rsid="003f4ba5" officeooo:paragraph-rsid="003f4ba5" style:font-size-asian="14pt" style:font-style-asian="italic" style:font-weight-asian="normal" style:font-size-complex="14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8pt" fo:font-style="normal" style:text-underline-style="none" fo:font-weight="bold" officeooo:rsid="00383733" officeooo:paragraph-rsid="00383733" style:font-size-asian="18pt" style:font-style-asian="normal" style:font-weight-asian="bold" style:font-size-complex="18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size="18pt" fo:font-style="normal" style:text-underline-style="none" fo:font-weight="bold" officeooo:rsid="003f4ba5" officeooo:paragraph-rsid="003f4ba5" style:font-size-asian="18pt" style:font-style-asian="normal" style:font-weight-asian="bold" style:font-size-complex="18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fo:font-size="18pt" fo:font-style="normal" style:text-underline-style="none" fo:font-weight="normal" officeooo:rsid="003f4ba5" officeooo:paragraph-rsid="003f4ba5" style:font-size-asian="15.75pt" style:font-style-asian="normal" style:font-weight-asian="normal" style:font-size-complex="18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8pt" fo:font-style="normal" style:text-underline-style="solid" style:text-underline-width="auto" style:text-underline-color="font-color" fo:font-weight="bold" officeooo:rsid="003f4ba5" officeooo:paragraph-rsid="003f4ba5" style:font-size-asian="18pt" style:font-style-asian="normal" style:font-weight-asian="bold" style:font-size-complex="18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c9211e" fo:font-size="14pt" fo:font-style="normal" style:text-underline-style="none" fo:font-weight="bold" officeooo:rsid="0037ff25" officeooo:paragraph-rsid="0037ff25" style:font-size-asian="12.25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start" style:justify-single-word="false" fo:break-before="page"/>
      <style:text-properties fo:color="#000000" fo:font-size="18pt" fo:font-style="normal" style:text-underline-style="solid" style:text-underline-width="auto" style:text-underline-color="font-color" fo:font-weight="bold" officeooo:rsid="003f4ba5" officeooo:paragraph-rsid="003f4ba5" style:font-size-asian="15.75pt" style:font-style-asian="normal" style:font-weight-asian="bold" style:font-size-complex="18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fo:font-size="14pt" fo:font-style="normal" style:text-underline-style="none" fo:font-weight="normal" officeooo:rsid="0040086c" officeooo:paragraph-rsid="0040086c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ize="18pt" fo:font-style="normal" style:text-underline-style="none" fo:font-weight="bold" officeooo:rsid="00467f05" officeooo:paragraph-rsid="00467f05" style:font-size-asian="18pt" style:font-style-asian="normal" style:font-weight-asian="bold" style:font-size-complex="18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fo:font-size="18pt" fo:font-style="normal" style:text-underline-style="none" fo:font-weight="bold" officeooo:rsid="0049b533" officeooo:paragraph-rsid="0049b533" style:font-size-asian="18pt" style:font-style-asian="normal" style:font-weight-asian="bold" style:font-size-complex="18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fo:font-size="18pt" fo:font-style="normal" style:text-underline-style="none" fo:font-weight="bold" officeooo:rsid="0049b533" officeooo:paragraph-rsid="00599e0b" style:font-size-asian="18pt" style:font-style-asian="normal" style:font-weight-asian="bold" style:font-size-complex="18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fo:font-size="18pt" fo:font-style="normal" style:text-underline-style="none" fo:font-weight="bold" officeooo:rsid="004c7bf7" officeooo:paragraph-rsid="004c7bf7" style:font-size-asian="18pt" style:font-style-asian="normal" style:font-weight-asian="bold" style:font-size-complex="18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fo:font-size="18pt" fo:font-style="normal" style:text-underline-style="none" fo:font-weight="bold" officeooo:rsid="004dccde" officeooo:paragraph-rsid="004dccde" style:font-size-asian="18pt" style:font-style-asian="normal" style:font-weight-asian="bold" style:font-size-complex="18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fo:font-size="18pt" fo:font-style="normal" style:text-underline-style="none" fo:font-weight="bold" officeooo:rsid="004ef4e4" officeooo:paragraph-rsid="004ef4e4" style:font-size-asian="18pt" style:font-style-asian="normal" style:font-weight-asian="bold" style:font-size-complex="18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fo:font-size="18pt" fo:font-style="normal" style:text-underline-style="none" fo:font-weight="bold" officeooo:rsid="0050c3ec" officeooo:paragraph-rsid="0050c3ec" style:font-size-asian="18pt" style:font-style-asian="normal" style:font-weight-asian="bold" style:font-size-complex="18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fo:font-size="18pt" fo:font-style="normal" style:text-underline-style="none" fo:font-weight="bold" officeooo:rsid="0055f018" officeooo:paragraph-rsid="0055f018" style:font-size-asian="18pt" style:font-style-asian="normal" style:font-weight-asian="bold" style:font-size-complex="18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fo:font-size="18pt" fo:font-style="normal" style:text-underline-style="none" fo:font-weight="bold" officeooo:rsid="00561286" officeooo:paragraph-rsid="00561286" style:font-size-asian="18pt" style:font-style-asian="normal" style:font-weight-asian="bold" style:font-size-complex="18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fo:font-size="18pt" fo:font-style="normal" style:text-underline-style="none" fo:font-weight="bold" officeooo:rsid="005626d7" officeooo:paragraph-rsid="005626d7" style:font-size-asian="18pt" style:font-style-asian="normal" style:font-weight-asian="bold" style:font-size-complex="18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fo:font-size="18pt" fo:font-style="normal" style:text-underline-style="none" fo:font-weight="bold" officeooo:rsid="005c40db" officeooo:paragraph-rsid="005c40db" style:font-size-asian="18pt" style:font-style-asian="normal" style:font-weight-asian="bold" style:font-size-complex="18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size="18pt" fo:font-style="normal" style:text-underline-style="none" fo:font-weight="bold" officeooo:rsid="005c8441" officeooo:paragraph-rsid="005c8441" style:font-size-asian="18pt" style:font-style-asian="normal" style:font-weight-asian="bold" style:font-size-complex="18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fo:font-size="18pt" fo:font-style="normal" style:text-underline-style="none" fo:font-weight="bold" officeooo:rsid="0069b059" officeooo:paragraph-rsid="0069b059" style:font-size-asian="18pt" style:font-style-asian="normal" style:font-weight-asian="bold" style:font-size-complex="18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size="18pt" fo:font-style="normal" style:text-underline-style="none" fo:font-weight="bold" officeooo:rsid="006ba755" officeooo:paragraph-rsid="006ba755" style:font-size-asian="18pt" style:font-style-asian="normal" style:font-weight-asian="bold" style:font-size-complex="18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size="16pt" fo:font-style="normal" style:text-underline-style="none" fo:font-weight="bold" officeooo:rsid="0049b533" officeooo:paragraph-rsid="0049b533" style:font-size-asian="14pt" style:font-style-asian="normal" style:font-weight-asian="bold" style:font-size-complex="16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size="16pt" fo:font-style="normal" style:text-underline-style="none" fo:font-weight="bold" officeooo:rsid="0049b533" officeooo:paragraph-rsid="005626d7" style:font-size-asian="14pt" style:font-style-asian="normal" style:font-weight-asian="bold" style:font-size-complex="16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fo:font-size="16pt" fo:font-style="normal" style:text-underline-style="none" fo:font-weight="bold" officeooo:rsid="0049b533" officeooo:paragraph-rsid="00599e0b" style:font-size-asian="14pt" style:font-style-asian="normal" style:font-weight-asian="bold" style:font-size-complex="16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fo:font-size="16pt" fo:font-style="normal" style:text-underline-style="none" fo:font-weight="bold" officeooo:rsid="004c7bf7" officeooo:paragraph-rsid="004c7bf7" style:font-size-asian="14pt" style:font-style-asian="normal" style:font-weight-asian="bold" style:font-size-complex="16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fo:font-size="16pt" fo:font-style="normal" style:text-underline-style="none" fo:font-weight="normal" officeooo:rsid="00495171" officeooo:paragraph-rsid="00495171" style:font-size-asian="16pt" style:font-style-asian="normal" style:font-weight-asian="normal" style:font-size-complex="16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ize="16pt" fo:font-style="normal" style:text-underline-style="none" fo:font-weight="normal" officeooo:rsid="004dccde" officeooo:paragraph-rsid="004dccde" style:font-size-asian="16pt" style:font-style-asian="normal" style:font-weight-asian="normal" style:font-size-complex="16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ize="16pt" fo:font-style="normal" style:text-underline-style="none" fo:font-weight="normal" officeooo:rsid="0047b2d4" officeooo:paragraph-rsid="0047b2d4" style:font-size-asian="16pt" style:font-style-asian="normal" style:font-weight-asian="normal" style:font-size-complex="16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ize="16pt" fo:font-style="normal" style:text-underline-style="none" fo:font-weight="normal" officeooo:rsid="0050c3ec" officeooo:paragraph-rsid="0050c3ec" style:font-size-asian="14pt" style:font-style-asian="normal" style:font-weight-asian="normal" style:font-size-complex="16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ize="16pt" fo:font-style="normal" style:text-underline-style="none" fo:font-weight="normal" officeooo:rsid="004dccde" officeooo:paragraph-rsid="004dccde" style:font-size-asian="14pt" style:font-style-asian="normal" style:font-weight-asian="normal" style:font-size-complex="16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ize="16pt" fo:font-style="normal" style:text-underline-style="none" fo:font-weight="normal" officeooo:rsid="0055f018" officeooo:paragraph-rsid="0055f018" style:font-size-asian="14pt" style:font-style-asian="normal" style:font-weight-asian="normal" style:font-size-complex="16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ize="16pt" fo:font-style="normal" style:text-underline-style="none" fo:font-weight="normal" officeooo:rsid="00561286" officeooo:paragraph-rsid="00561286" style:font-size-asian="14pt" style:font-style-asian="normal" style:font-weight-asian="normal" style:font-size-complex="16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ize="16pt" fo:font-style="normal" style:text-underline-style="none" fo:font-weight="normal" officeooo:rsid="005626d7" officeooo:paragraph-rsid="005626d7" style:font-size-asian="14pt" style:font-style-asian="normal" style:font-weight-asian="normal" style:font-size-complex="16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ize="16pt" fo:font-style="normal" style:text-underline-style="none" fo:font-weight="normal" officeooo:rsid="00599e0b" officeooo:paragraph-rsid="00599e0b" style:font-size-asian="14pt" style:font-style-asian="normal" style:font-weight-asian="normal" style:font-size-complex="16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ize="16pt" fo:font-style="normal" style:text-underline-style="none" fo:font-weight="normal" officeooo:rsid="005c8441" officeooo:paragraph-rsid="005c8441" style:font-size-asian="14pt" style:font-style-asian="normal" style:font-weight-asian="normal" style:font-size-complex="16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ize="16pt" fo:font-style="normal" style:text-underline-style="none" fo:font-weight="normal" officeooo:rsid="0061e4d4" officeooo:paragraph-rsid="0061e4d4" style:font-size-asian="14pt" style:font-style-asian="normal" style:font-weight-asian="normal" style:font-size-complex="16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ize="16pt" fo:font-style="normal" style:text-underline-style="none" fo:font-weight="normal" officeooo:rsid="006ba755" officeooo:paragraph-rsid="006ba755" style:font-size-asian="14pt" style:font-style-asian="normal" style:font-weight-asian="normal" style:font-size-complex="16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ize="16pt" fo:font-style="normal" style:text-underline-style="solid" style:text-underline-width="auto" style:text-underline-color="font-color" fo:font-weight="normal" officeooo:rsid="004c7bf7" officeooo:paragraph-rsid="004c7bf7" style:font-size-asian="14pt" style:font-style-asian="normal" style:font-weight-asian="normal" style:font-size-complex="16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ize="16pt" fo:font-style="normal" style:text-underline-style="solid" style:text-underline-width="auto" style:text-underline-color="font-color" fo:font-weight="normal" officeooo:rsid="0049b533" officeooo:paragraph-rsid="0049b533" style:font-size-asian="14pt" style:font-style-asian="normal" style:font-weight-asian="normal" style:font-size-complex="16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ize="16pt" fo:font-style="normal" style:text-underline-style="solid" style:text-underline-width="auto" style:text-underline-color="font-color" fo:font-weight="bold" officeooo:rsid="005c40db" officeooo:paragraph-rsid="005c40db" style:font-size-asian="14pt" style:font-style-asian="normal" style:font-weight-asian="bold" style:font-size-complex="16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fo:font-size="16pt" fo:font-style="normal" style:text-underline-style="solid" style:text-underline-width="auto" style:text-underline-color="font-color" fo:font-weight="bold" officeooo:rsid="0069b059" officeooo:paragraph-rsid="0069b059" style:font-size-asian="14pt" style:font-style-asian="normal" style:font-weight-asian="bold" style:font-size-complex="16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6pt" fo:font-weight="normal" officeooo:paragraph-rsid="005a8c85" style:font-size-asian="14pt" style:font-weight-asian="normal" style:font-size-complex="16pt" style:font-weight-complex="normal"/>
    </style:style>
    <style:style style:name="P70" style:family="paragraph" style:parent-style-name="Standard">
      <style:paragraph-properties fo:text-align="start" style:justify-single-word="false"/>
      <style:text-properties officeooo:paragraph-rsid="005a8c85"/>
    </style:style>
    <style:style style:name="P71" style:family="paragraph" style:parent-style-name="Standard">
      <style:paragraph-properties fo:text-align="start" style:justify-single-word="false" fo:break-before="page"/>
      <style:text-properties fo:color="#000000" fo:font-size="18pt" fo:font-style="normal" style:text-underline-style="none" fo:font-weight="bold" officeooo:rsid="0047b2d4" officeooo:paragraph-rsid="0047b2d4" style:font-size-asian="18pt" style:font-style-asian="normal" style:font-weight-asian="bold" style:font-size-complex="18pt" style:font-style-complex="normal" style:font-weight-complex="bold"/>
    </style:style>
    <style:style style:name="P72" style:family="paragraph">
      <style:paragraph-properties style:writing-mode="lr-tb"/>
      <style:text-properties fo:color="#c9211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3" style:family="paragraph">
      <loext:graphic-properties draw:fill="solid" draw:fill-color="#eeeeee"/>
      <style:paragraph-properties style:writing-mode="lr-tb"/>
      <style:text-properties fo:color="#c9211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4" style:family="paragraph">
      <loext:graphic-properties draw:fill="solid" draw:fill-color="#eeeeee"/>
      <style:paragraph-properties style:writing-mode="lr-tb"/>
      <style:text-properties fo:color="#c9211e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2081e5"/>
    </style:style>
    <style:style style:name="T2" style:family="text">
      <style:text-properties officeooo:rsid="001ab41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c830b"/>
    </style:style>
    <style:style style:name="T6" style:family="text">
      <style:text-properties style:text-underline-style="none" officeooo:rsid="0020c0ea"/>
    </style:style>
    <style:style style:name="T7" style:family="text">
      <style:text-properties style:text-underline-style="none" officeooo:rsid="00254637"/>
    </style:style>
    <style:style style:name="T8" style:family="text">
      <style:text-properties style:text-underline-style="none" officeooo:rsid="002c4062"/>
    </style:style>
    <style:style style:name="T9" style:family="text">
      <style:text-properties style:text-underline-style="none" officeooo:rsid="0052782d"/>
    </style:style>
    <style:style style:name="T10" style:family="text">
      <style:text-properties style:text-underline-style="none" fo:font-weight="normal" officeooo:rsid="00599e0b" style:font-weight-asian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officeooo:rsid="0020c0ea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2c4062" style:font-style-asian="italic" style:font-weight-asian="normal" style:font-style-complex="italic" style:font-weight-complex="normal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officeooo:rsid="0021cecb"/>
    </style:style>
    <style:style style:name="T17" style:family="text">
      <style:text-properties fo:color="#c9211e"/>
    </style:style>
    <style:style style:name="T18" style:family="text">
      <style:text-properties fo:color="#c9211e" fo:font-style="normal" style:text-underline-style="none" fo:font-weight="bold" officeooo:rsid="001ab41e" style:font-style-asian="normal" style:font-weight-asian="bold" style:font-style-complex="normal" style:font-weight-complex="bold"/>
    </style:style>
    <style:style style:name="T19" style:family="text">
      <style:text-properties fo:color="#c9211e" fo:font-style="normal" style:text-underline-style="none" officeooo:rsid="005a8c85" style:font-style-asian="normal" style:font-style-complex="normal"/>
    </style:style>
    <style:style style:name="T20" style:family="text">
      <style:text-properties fo:color="#c9211e" style:text-underline-style="none"/>
    </style:style>
    <style:style style:name="T21" style:family="text">
      <style:text-properties fo:color="#c9211e" style:text-underline-style="none" officeooo:rsid="004b74ea"/>
    </style:style>
    <style:style style:name="T22" style:family="text">
      <style:text-properties fo:color="#c9211e" fo:font-size="18pt" fo:font-style="normal" style:text-underline-style="none" fo:font-weight="bold" officeooo:rsid="005a8c85" style:font-size-asian="18pt" style:font-style-asian="normal" style:font-weight-asian="bold" style:font-size-complex="18pt" style:font-style-complex="normal" style:font-weight-complex="bold"/>
    </style:style>
    <style:style style:name="T23" style:family="text">
      <style:text-properties fo:color="#c9211e" fo:background-color="transparent" loext:char-shading-value="0"/>
    </style:style>
    <style:style style:name="T24" style:family="text">
      <style:text-properties fo:color="#c9211e" fo:font-weight="bold" style:font-weight-asian="bold" style:font-weight-complex="bold"/>
    </style:style>
    <style:style style:name="T25" style:family="text">
      <style:text-properties fo:color="#c9211e" officeooo:rsid="00571700"/>
    </style:style>
    <style:style style:name="T26" style:family="text">
      <style:text-properties fo:color="#c9211e" fo:font-size="16pt" fo:font-weight="normal" style:font-size-asian="14pt" style:font-weight-asian="normal" style:font-size-complex="16pt" style:font-weight-complex="normal"/>
    </style:style>
    <style:style style:name="T27" style:family="text">
      <style:text-properties fo:color="#c9211e" fo:font-size="16pt" style:font-size-asian="14pt" style:font-size-complex="16p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officeooo:rsid="00599e0b"/>
    </style:style>
    <style:style style:name="T30" style:family="text">
      <style:text-properties officeooo:rsid="002c4062"/>
    </style:style>
    <style:style style:name="T31" style:family="text">
      <style:text-properties fo:font-style="normal" style:text-underline-style="none" fo:font-weight="bold" officeooo:rsid="0020c0ea" style:font-style-asian="normal" style:font-weight-asian="bold" style:font-style-complex="normal" style:font-weight-complex="bold"/>
    </style:style>
    <style:style style:name="T32" style:family="text">
      <style:text-properties fo:font-style="normal" style:text-underline-style="none" fo:font-weight="bold" officeooo:rsid="001ab41e" style:font-style-asian="normal" style:font-weight-asian="bold" style:font-style-complex="normal" style:font-weight-complex="bold"/>
    </style:style>
    <style:style style:name="T33" style:family="text">
      <style:text-properties fo:font-style="normal" style:text-underline-style="none" fo:font-weight="normal" officeooo:rsid="001c830b" style:font-style-asian="normal" style:font-weight-asian="normal" style:font-style-complex="normal" style:font-weight-complex="normal"/>
    </style:style>
    <style:style style:name="T34" style:family="text">
      <style:text-properties fo:color="#3465a4"/>
    </style:style>
    <style:style style:name="T35" style:family="text">
      <style:text-properties fo:color="#3465a4" style:text-underline-style="none"/>
    </style:style>
    <style:style style:name="T36" style:family="text">
      <style:text-properties officeooo:rsid="002cb272"/>
    </style:style>
    <style:style style:name="T37" style:family="text">
      <style:text-properties officeooo:rsid="00383733"/>
    </style:style>
    <style:style style:name="T38" style:family="text">
      <style:text-properties officeooo:rsid="00398eac"/>
    </style:style>
    <style:style style:name="T39" style:family="text">
      <style:text-properties officeooo:rsid="003ed70d"/>
    </style:style>
    <style:style style:name="T40" style:family="text">
      <style:text-properties officeooo:rsid="00457ca6"/>
    </style:style>
    <style:style style:name="T41" style:family="text">
      <style:text-properties fo:color="#000000" fo:font-size="18pt" fo:font-style="normal" style:text-underline-style="none" fo:font-weight="bold" officeooo:rsid="005a8c85" style:font-size-asian="18pt" style:font-style-asian="normal" style:font-weight-asian="bold" style:font-size-complex="18pt" style:font-style-complex="normal" style:font-weight-complex="bold"/>
    </style:style>
    <style:style style:name="T42" style:family="text">
      <style:text-properties fo:color="#000000" fo:font-size="18pt" fo:font-style="normal" style:text-underline-style="none" fo:font-weight="bold" officeooo:rsid="0049b533" style:font-size-asian="18pt" style:font-style-asian="normal" style:font-weight-asian="bold" style:font-size-complex="18pt" style:font-style-complex="normal" style:font-weight-complex="bold"/>
    </style:style>
    <style:style style:name="T43" style:family="text">
      <style:text-properties fo:color="#000000" fo:font-style="normal" style:text-underline-style="none" officeooo:rsid="0049b533" style:font-style-asian="normal" style:font-style-complex="normal"/>
    </style:style>
    <style:style style:name="T44" style:family="text">
      <style:text-properties fo:color="#000000" fo:font-style="normal" style:text-underline-style="none" officeooo:rsid="005a8c85" style:font-style-asian="normal" style:font-style-complex="normal"/>
    </style:style>
    <style:style style:name="T45" style:family="text">
      <style:text-properties officeooo:rsid="0052782d"/>
    </style:style>
    <style:style style:name="T46" style:family="text">
      <style:text-properties officeooo:rsid="00544f2c"/>
    </style:style>
    <style:style style:name="T47" style:family="text">
      <style:text-properties officeooo:rsid="00561286"/>
    </style:style>
    <style:style style:name="T48" style:family="text">
      <style:text-properties fo:color="#2a6099"/>
    </style:style>
    <style:style style:name="T49" style:family="text">
      <style:text-properties fo:color="#2a6099" fo:font-size="16pt" style:font-size-asian="14pt" style:font-size-complex="16pt"/>
    </style:style>
    <style:style style:name="T50" style:family="text">
      <style:text-properties officeooo:rsid="0061e4d4"/>
    </style:style>
    <style:style style:name="T51" style:family="text">
      <style:text-properties officeooo:rsid="006598d3"/>
    </style:style>
    <style:style style:name="T52" style:family="text">
      <style:text-properties officeooo:rsid="006611f5"/>
    </style:style>
    <style:style style:name="T53" style:family="text">
      <style:text-properties fo:color="#55308d"/>
    </style:style>
    <style:style style:name="T54" style:family="text">
      <style:text-properties fo:color="#55308d" fo:font-size="16pt" style:font-size-asian="14pt" style:font-size-complex="16pt"/>
    </style:style>
    <style:style style:name="T55" style:family="text">
      <style:text-properties fo:color="#000000"/>
    </style:style>
    <style:style style:name="T56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57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58" style:family="text">
      <style:text-properties fo:color="#2a6099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color="#c9211e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color="#000000" style:font-name="Liberation Serif" fo:font-style="italic" fo:font-weight="normal" style:font-name-asian="Noto Serif CJK SC" style:font-style-asian="italic" style:font-weight-asian="normal" style:font-name-complex="Lohit Devanagari" style:font-style-complex="italic" style:font-weight-complex="normal"/>
    </style:style>
    <style:style style:name="T62" style:family="text">
      <style:text-properties fo:color="#c9211e" style:font-name="Liberation Serif" fo:font-style="normal" fo:font-weight="bold" style:font-name-asian="Noto Serif CJK SC" style:font-style-asian="normal" style:font-weight-asian="bold" style:font-name-complex="Lohit Devanagari" style:font-style-complex="normal" style:font-weight-complex="bold"/>
    </style:style>
    <style:style style:name="T63" style:family="text">
      <style:text-properties fo:color="#000000" style:font-name="Liberation Serif" fo:font-style="normal" fo:font-weight="bold" style:font-name-asian="Noto Serif CJK SC" style:font-style-asian="normal" style:font-weight-asian="bold" style:font-name-complex="Lohit Devanagari" style:font-style-complex="normal" style:font-weight-complex="bold"/>
    </style:style>
    <style:style style:name="T64" style:family="text">
      <style:text-properties fo:color="#2a6099" style:font-name="Liberation Serif" fo:font-style="normal" fo:font-weight="bold" style:font-name-asian="Noto Serif CJK SC" style:font-style-asian="normal" style:font-weight-asian="bold" style:font-name-complex="Lohit Devanagari" style:font-style-complex="normal" style:font-weight-complex="bold"/>
    </style:style>
    <style:style style:name="T65" style:family="text">
      <style:text-properties fo:color="#00000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6" style:family="text">
      <style:text-properties fo:color="#0000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7" style:family="text"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8" style:family="text">
      <style:text-properties fo:color="#c9211e" fo:font-size="18pt" fo:font-weight="bold" style:font-size-asian="18pt" style:font-weight-asian="bold" style:font-size-complex="18pt" style:font-weight-complex="bold"/>
    </style:style>
    <style:style style:name="T69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70" style:family="text">
      <style:text-properties fo:color="#c9211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1" style:family="text">
      <style:text-properties fo:color="#00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2" style:family="text">
      <style:text-properties fo:color="#c9211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3" style:family="text">
      <style:text-properties fo:color="#3465a4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4" style:family="text">
      <style:text-properties fo:color="#000000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5" style:family="text">
      <style:text-properties fo:color="#000000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gr1" style:family="graphic">
      <style:graphic-properties draw:stroke="dash" draw:stroke-dash="Long_20_Dash" svg:stroke-width="0.0201in" svg:stroke-color="#666666" draw:marker-start-width="0.1701in" draw:marker-end-width="0.1701in" svg:stroke-linecap="round" draw:fill="solid" draw:fill-color="#eeeeee" fo:min-height="10.4102in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ponais - Grammaire &amp; Thème <text:span text:style-name="T2">2</text:span></text:p>
      <text:p text:style-name="P1">par NODA Hiroko<text:span text:style-name="T1"> (hiroko.noda@univ-lyon3.fr)</text:span></text:p>
      <text:p text:style-name="P1"><draw:frame text:anchor-type="paragraph" draw:z-index="0" draw:name="Shape1" draw:style-name="gr1" draw:text-style-name="P74" svg:width="3.0925in" svg:height="10.4315in" svg:x="4.3154in" svg:y="0.0898in"><draw:text-box><text:p><text:span text:style-name="T68">は</text:span><text:span text:style-name="T69">：</text:span><text:span text:style-name="T69">(ha – wa) </text:span><text:span text:style-name="T66">particule </text:span><text:span text:style-name="T66">définissant le thème de la </text:span><text:span text:style-name="T66">phrase.</text:span></text:p><text:p><text:span text:style-name="T69"/></text:p><text:p><text:span text:style-name="T68">です</text:span><text:span text:style-name="T69">： “</text:span><text:span text:style-name="T69">Desu” : </text:span><text:span text:style-name="T66">synonyme </text:span><text:span text:style-name="T66">du verbe ‘être’, utilisé pour </text:span><text:span text:style-name="T66">rendre la phrase plus ‘polie’.</text:span></text:p><text:p><text:span text:style-name="T66"/></text:p><text:p><text:span text:style-name="T70">ではありません</text:span><text:span text:style-name="T65">：</text:span></text:p><text:p><text:span text:style-name="T71">De</text:span><text:span text:style-name="T72">wa</text:span><text:span text:style-name="T71">arimasen :</text:span></text:p><text:p><text:span text:style-name="T66">Négation de ‘desu’ </text:span><text:span text:style-name="T67">(s’écrit avec </text:span><text:span text:style-name="T67">le ‘ha’ mais se prononce ‘wa’)</text:span></text:p><text:p><text:span text:style-name="T65"/></text:p><text:p><text:span text:style-name="T73">さん</text:span><text:span text:style-name="T65">： “</text:span><text:span text:style-name="T65">San” : </text:span><text:span text:style-name="T66">suffixe pour </text:span><text:span text:style-name="T66">dire ‘monsieur’ ou ‘madame’.</text:span></text:p><text:p><text:span text:style-name="T66"/></text:p><text:p><text:span text:style-name="T65">会社：かいしゃ：</text:span></text:p><text:p><text:span text:style-name="T66">Kaisha : une entreprise</text:span></text:p><text:p><text:span text:style-name="T66"/></text:p><text:p><text:span text:style-name="T65">員：いん：</text:span></text:p><text:p><text:span text:style-name="T66">In : un membre</text:span></text:p><text:p><text:span text:style-name="T66"/></text:p><text:p><text:span text:style-name="T65">会社員：かいしゃいん：</text:span></text:p><text:p><text:span text:style-name="T66">Kaishain : un employé</text:span></text:p><text:p><text:span text:style-name="T66"/></text:p><text:p><text:span text:style-name="T65">人：ひと・じん　：</text:span></text:p><text:p><text:span text:style-name="T74">Hito </text:span><text:span text:style-name="T67">quand utilisé seul, </text:span><text:span text:style-name="T74">Jin </text:span><text:span text:style-name="T67">lorsqu’utilisé comme suffixe.</text:span></text:p><text:p><text:span text:style-name="T67">= une personne</text:span></text:p><text:p><text:span text:style-name="T66"/></text:p><text:p><text:span text:style-name="T70">...</text:span><text:span text:style-name="T70">か？</text:span><text:span text:style-name="T65">: ‘ka’ :</text:span></text:p><text:p><text:span text:style-name="T66">Particule utilisée pour poser </text:span><text:span text:style-name="T66">une question. </text:span><text:span text:style-name="T75">(Le point </text:span><text:span text:style-name="T75">d’interrogation n’est historiquement pas </text:span><text:span text:style-name="T75">utilisé en japonais, mais accepté)</text:span></text:p></draw:text-box></draw:frame></text:p>
      <text:p text:style-name="P11">Leçon 1 :</text:p>
      <text:p text:style-name="P11">1. <text:span text:style-name="T16"><text:tab/></text:span>a )</text:p>
      <text:p text:style-name="P18"/>
      <text:p text:style-name="P20"><text:span text:style-name="T31">（</text:span><text:span text:style-name="T32">わたし</text:span><text:span text:style-name="T18">は</text:span><text:span text:style-name="T32">、）マイク</text:span><text:span text:style-name="T33">・</text:span><text:span text:style-name="T32">ミラー</text:span><text:span text:style-name="T18">です</text:span><text:span text:style-name="T32">。</text:span></text:p>
      <text:p text:style-name="P3"><text:span text:style-name="T6"><text:s text:c="4"/></text:span><text:span text:style-name="T8"><text:s/></text:span><text:span text:style-name="T4">Watashi </text:span><text:span text:style-name="T8"><text:s/></text:span><text:span text:style-name="T20">ha</text:span><text:span text:style-name="T4">, </text:span><text:span text:style-name="T6"><text:tab/> <text:s/></text:span><text:span text:style-name="T8"><text:s text:c="5"/></text:span><text:span text:style-name="T4">Maiku </text:span><text:span text:style-name="T6"><text:s text:c="4"/></text:span><text:span text:style-name="T8"><text:s/></text:span><text:span text:style-name="T4">Miraa </text:span><text:span text:style-name="T6"><text:s text:c="2"/></text:span><text:span text:style-name="T8"><text:s text:c="2"/></text:span><text:span text:style-name="T20">desu</text:span><text:span text:style-name="T5">.</text:span></text:p>
      <text:p text:style-name="P3"><text:span text:style-name="T7"><text:tab/></text:span><text:span text:style-name="T4">（私）<text:tab/></text:span><text:span text:style-name="T7"> <text:s/></text:span><text:span text:style-name="T8"><text:s text:c="5"/></text:span><text:span text:style-name="T12">Mike </text:span><text:span text:style-name="T13"><text:s text:c="7"/></text:span><text:span text:style-name="T14"><text:s/></text:span><text:span text:style-name="T12">Miller</text:span></text:p>
      <text:p text:style-name="P10"/>
      <text:p text:style-name="P21"/>
      <text:p text:style-name="P12"><text:span text:style-name="T4"><text:s text:c="3"/><text:tab/></text:span>b )</text:p>
      <text:p text:style-name="P12"/>
      <text:p text:style-name="P16">ミラー<text:span text:style-name="T34">さん</text:span><text:span text:style-name="T17">は</text:span>、アメリカ人<text:span text:style-name="T17">です</text:span>。</text:p>
      <text:p text:style-name="P4">Miraa <text:s text:c="3"/><text:span text:style-name="T30"><text:s text:c="2"/></text:span><text:span text:style-name="T34">san</text:span> <text:s text:c="2"/><text:span text:style-name="T17">ha</text:span>,<text:span text:style-name="T30"> <text:s text:c="5"/></text:span>Amerika <text:s/><text:span text:style-name="T30"><text:s text:c="3"/></text:span>jin <text:span text:style-name="T30"><text:s/></text:span><text:span text:style-name="T17">desu</text:span>.</text:p>
      <text:p text:style-name="P5"><text:tab/><text:tab/><text:tab/><text:tab/> <text:s text:c="7"/><text:span text:style-name="T30"><text:s text:c="5"/></text:span><text:span text:style-name="T11">じん</text:span></text:p>
      <text:p text:style-name="P6"><text:tab/><text:tab/><text:tab/></text:p>
      <text:p text:style-name="P9"/>
      <text:p text:style-name="P14"><text:span text:style-name="T3"><text:tab/></text:span><text:span text:style-name="T28">c )</text:span></text:p>
      <text:p text:style-name="P19"/>
      <text:p text:style-name="P15">ミラー<text:span text:style-name="T34">さん</text:span><text:span text:style-name="T17">は</text:span>、会社員<text:span text:style-name="T17">です</text:span>。</text:p>
      <text:p text:style-name="P7">Miraa <text:s text:c="5"/><text:span text:style-name="T34">san</text:span> <text:s text:c="3"/><text:span text:style-name="T17">ha</text:span>, <text:s text:c="4"/>kaishain <text:span text:style-name="T36"><text:s/></text:span><text:span text:style-name="T17">desu</text:span>.</text:p>
      <text:p text:style-name="P7"><text:tab/><text:tab/> <text:s text:c="3"/><text:span text:style-name="T36"><text:s text:c="8"/></text:span><text:span text:style-name="T11">un(e) employé(e)</text:span></text:p>
      <text:p text:style-name="P19"/>
      <text:p text:style-name="P13">2. <text:tab/>a )</text:p>
      <text:p text:style-name="P13"/>
      <text:p text:style-name="P17"><text:span text:style-name="T37">- </text:span>ミラーさんは、アメリカ人です<text:span text:style-name="T17">か？</text:span></text:p>
      <text:p text:style-name="P8"><text:span text:style-name="T37">- <text:s/></text:span>Miraa <text:s text:c="5"/>san <text:s text:c="3"/>ha, <text:s text:c="4"/>Amerika <text:s text:c="3"/>jin <text:s/>desu <text:s/><text:span text:style-name="T17">ka</text:span> <text:span text:style-name="T17">?</text:span></text:p>
      <text:p text:style-name="P32"/>
      <text:p text:style-name="P32"/>
      <text:p text:style-name="P28">- <text:s/>はい、アメリカ人です。</text:p>
      <text:p text:style-name="P22">- <text:s text:c="2"/>Hai, <text:s text:c="8"/>Amerika<text:tab/>jin<text:span text:style-name="T38"> </text:span><text:s/>desu.</text:p>
      <text:p text:style-name="P22">ーーーーーーーーーーーーーーーーーーーーーーー</text:p>
      <text:p text:style-name="P23">- <text:s/><text:span text:style-name="T15">いいえ、アメリカ人ではありません。</text:span></text:p>
      <text:p text:style-name="P23">- <text:s text:c="2"/>Iie, <text:s text:c="6"/><text:tab/> <text:s text:c="4"/>Amerkia<text:tab/> <text:s text:c="3"/>jin <text:s/>dewaarim<text:span text:style-name="T40">a</text:span>sen.</text:p>
      <text:p text:style-name="P24"><text:tab/><text:tab/><text:span text:style-name="T15">、フランス人です。</text:span></text:p>
      <text:p text:style-name="P24"><text:span text:style-name="T15"><text:tab/><text:tab/></text:span> <text:s text:c="5"/>Furansu <text:s text:c="3"/><text:span text:style-name="T39"><text:s/></text:span>jin <text:s/>desu.</text:p>
      <text:p text:style-name="P33"><draw:frame text:anchor-type="paragraph" draw:z-index="1" draw:name="Shape1_0" draw:style-name="gr1" draw:text-style-name="P73" svg:width="3.0925in" svg:height="10.4315in" svg:x="4.3154in" svg:y="0.0898in"><draw:text-box><text:p><text:span text:style-name="T65">誰：だれ：</text:span></text:p><text:p><text:span text:style-name="T66">‘</text:span><text:span text:style-name="T66">Dare’ <text:s/>= qui</text:span></text:p><text:p><text:span text:style-name="T66"/></text:p><text:p><text:span text:style-name="T65">どなた：</text:span></text:p><text:p><text:span text:style-name="T66">‘</text:span><text:span text:style-name="T66">Donata’ = version plus polie </text:span><text:span text:style-name="T66">de ‘dare’</text:span></text:p><text:p><text:span text:style-name="T66"/></text:p><text:p><text:span text:style-name="T65">方：かた：</text:span></text:p><text:p><text:span text:style-name="T66">‘</text:span><text:span text:style-name="T66">Kata’ = version plus polie </text:span><text:span text:style-name="T66">que ‘hito’ </text:span><text:span text:style-name="T67">(ne peut être utilisé seul)</text:span></text:p><text:p><text:span text:style-name="T67"/></text:p><text:p><text:span text:style-name="T65">の：</text:span></text:p><text:p><text:span text:style-name="T66">‘</text:span><text:span text:style-name="T66">No’ = particule définissant la </text:span><text:span text:style-name="T66">possession.</text:span></text:p><text:p><text:span text:style-name="T66"/></text:p><text:p><text:span text:style-name="T65">社員：しゃいん：</text:span></text:p><text:p><text:span text:style-name="T66">‘</text:span><text:span text:style-name="T66">Shain’ utilisé seul pour dire </text:span><text:span text:style-name="T66">‘employé’ si précédé du nom </text:span><text:span text:style-name="T66">de l’entreprise. </text:span></text:p></draw:text-box></draw:frame>3. <text:tab/>a )</text:p>
      <text:p text:style-name="P30"/>
      <text:p text:style-name="P31"><text:span text:style-name="T4">あの</text:span><text:span text:style-name="T20">人</text:span><text:span text:style-name="T4">は、</text:span><text:span text:style-name="T20">誰</text:span><text:span text:style-name="T4">ですか？</text:span></text:p>
      <text:p text:style-name="P25"><text:span text:style-name="T4">Ano <text:s/></text:span><text:span text:style-name="T20">hito</text:span><text:span text:style-name="T4"> ha, <text:s text:c="2"/></text:span><text:span text:style-name="T20">dare</text:span><text:span text:style-name="T4"> desu ka ?</text:span></text:p>
      <text:p text:style-name="P29"/>
      <text:p text:style-name="P31"><text:span text:style-name="T4">あの</text:span><text:span text:style-name="T20">方</text:span><text:span text:style-name="T4">は、</text:span><text:span text:style-name="T20">どなた</text:span><text:span text:style-name="T4">ですか？</text:span></text:p>
      <text:p text:style-name="P27"><text:span text:style-name="T4">Ano <text:s/></text:span><text:span text:style-name="T20">kata</text:span><text:span text:style-name="T4"> ha, <text:s text:c="4"/></text:span><text:span text:style-name="T20">donata</text:span><text:span text:style-name="T4"> <text:s text:c="3"/>desu <text:s text:c="2"/>ka ?</text:span></text:p>
      <text:p text:style-name="P29"/>
      <text:p text:style-name="P31"><text:span text:style-name="T4">ミラーさんです。IMC</text:span><text:span text:style-name="T35">の</text:span><text:span text:style-name="T20">社員</text:span><text:span text:style-name="T4">です。</text:span></text:p>
      <text:p text:style-name="P26"><text:span text:style-name="T4"><text:s/>Miraa <text:s text:c="5"/>san <text:s text:c="4"/>desu. <text:s text:c="5"/>IMC <text:s text:c="3"/>no <text:s/></text:span><text:span text:style-name="T20">shain</text:span><text:span text:style-name="T4"> <text:s text:c="2"/>desu.</text:span></text:p>
      <text:p text:style-name="P34"/>
      <text:p text:style-name="P34"/>
      <text:p text:style-name="P35"/>
      <text:p text:style-name="P71"><draw:frame text:anchor-type="paragraph" draw:z-index="2" draw:name="Shape1_1" draw:style-name="gr1" draw:text-style-name="P73" svg:width="3.0925in" svg:height="10.4315in" svg:x="4.3154in" svg:y="0.0898in"><draw:text-box><text:p text:style-name="P72">願い　<text:span text:style-name="T55">: </text:span><text:span text:style-name="T55">ねがい </text:span><text:span text:style-name="T55">: </text:span><text:span text:style-name="T56">‘negai’ =</text:span></text:p><text:p text:style-name="P72"><text:span text:style-name="T56">Un souhait</text:span></text:p></draw:text-box></draw:frame>16日9月2020年</text:p>
      <text:p text:style-name="P35"/>
      <text:p text:style-name="P35">おはようございます。</text:p>
      <text:p text:style-name="P55">O <text:span text:style-name="T45"><text:s/></text:span>ha yo u <text:s/>go za i <text:span text:style-name="T45"><text:s/></text:span>ma su</text:p>
      <text:p text:style-name="P53"/>
      <text:p text:style-name="P36">こんにちは。</text:p>
      <text:p text:style-name="P66"><text:span text:style-name="T4">Ko n ni chi </text:span><text:span text:style-name="T21">w</text:span><text:span text:style-name="T4">a</text:span></text:p>
      <text:p text:style-name="P49"/>
      <text:p text:style-name="P36">こんばんは。</text:p>
      <text:p text:style-name="P65"><text:span text:style-name="T4">Ko n ba n </text:span><text:span text:style-name="T9"><text:s/></text:span><text:span text:style-name="T20">w</text:span><text:span text:style-name="T4">a</text:span></text:p>
      <text:p text:style-name="P52"/>
      <text:p text:style-name="P38">お<text:span text:style-name="T17">やす</text:span>みなさい。</text:p>
      <text:p text:style-name="P38">　<text:span text:style-name="T23">休</text:span></text:p>
      <text:p text:style-name="P57">O <text:span text:style-name="T24">yasu</text:span> mi na sa i</text:p>
      <text:p text:style-name="P52"/>
      <text:p text:style-name="P38">さようなら。</text:p>
      <text:p text:style-name="P54">Sa<text:span text:style-name="T46"> </text:span>yo<text:span text:style-name="T46"> </text:span>u<text:span text:style-name="T46"> </text:span>na<text:span text:style-name="T46"> </text:span>ra</text:p>
      <text:p text:style-name="P39"/>
      <text:p text:style-name="P40">ありがとうございます。</text:p>
      <text:p text:style-name="P56">A <text:span text:style-name="T46"><text:s/></text:span>ri ga <text:span text:style-name="T46"><text:s/></text:span>to u <text:s text:c="2"/>go za i <text:s/>ma<text:span text:style-name="T46"> </text:span>su</text:p>
      <text:p text:style-name="P56"/>
      <text:p text:style-name="P41">どうもありがとう。</text:p>
      <text:p text:style-name="P58">Do u mo a <text:s/>ri ga to <text:s/>u</text:p>
      <text:p text:style-name="P58"/>
      <text:p text:style-name="P42">す<text:span text:style-name="T47"> </text:span>みません。</text:p>
      <text:p text:style-name="P59">Su mi ma se n </text:p>
      <text:p text:style-name="P59"/>
      <text:p text:style-name="P43">お<text:span text:style-name="T17">ねがい</text:span>します。</text:p>
      <text:p text:style-name="P44">　<text:span text:style-name="T17">願</text:span><text:span text:style-name="T25">　</text:span><text:span text:style-name="T17">い</text:span>　</text:p>
      <text:p text:style-name="P60">O <text:span text:style-name="T17">nega <text:s text:c="2"/>i</text:span> shi ma su <text:s/></text:p>
      <text:p text:style-name="P60"/>
      <text:p text:style-name="P60"/>
      <text:p text:style-name="P60"/>
      <text:p text:style-name="P60"/>
      <text:p text:style-name="P50"><draw:frame text:anchor-type="paragraph" draw:z-index="3" draw:name="Shape1_2" draw:style-name="gr1" draw:text-style-name="P73" svg:width="3.0925in" svg:height="10.4315in" svg:x="4.3154in" svg:y="0.0898in"><draw:text-box><text:p text:style-name="P72">も<text:span text:style-name="T55">: </text:span><text:span text:style-name="T56">‘mo’ = particule utilisée </text:span><text:span text:style-name="T56">à la place de </text:span><text:span text:style-name="T56">は </text:span><text:span text:style-name="T56">pour dire </text:span><text:span text:style-name="T56">‘</text:span><text:span text:style-name="T57">aussi</text:span><text:span text:style-name="T56">’</text:span></text:p><text:p text:style-name="P72"><text:span text:style-name="T56"/></text:p><text:p text:style-name="P72"><text:span text:style-name="T58">歳</text:span><text:span text:style-name="T59"> </text:span><text:span text:style-name="T59">: </text:span><text:span text:style-name="T59">さい </text:span><text:span text:style-name="T59">: </text:span><text:span text:style-name="T56">‘sai’ = les </text:span><text:span text:style-name="T56">années (utilisé uniquement </text:span><text:span text:style-name="T56">pour l’âge </text:span><text:span text:style-name="T57">≠ </text:span><text:span text:style-name="T56"><text:s/></text:span><text:span text:style-name="T59">年</text:span><text:span text:style-name="T56">)</text:span></text:p><text:p text:style-name="P72"><text:span text:style-name="T56"/></text:p><text:p text:style-name="P72"><text:span text:style-name="T59">年 </text:span><text:span text:style-name="T59">: </text:span><text:span text:style-name="T59">ねん </text:span><text:span text:style-name="T59">:</text:span><text:span text:style-name="T56"> ‘nen’ = l’année</text:span></text:p><text:p text:style-name="P72"><text:span text:style-name="T56"/></text:p><text:p text:style-name="P72"><text:span text:style-name="T60">何</text:span><text:span text:style-name="T59"> </text:span><text:span text:style-name="T59">: </text:span><text:span text:style-name="T59">なん </text:span><text:span text:style-name="T59">: </text:span><text:span text:style-name="T56">‘nan’ = quoi, </text:span><text:span text:style-name="T56">qui ...</text:span></text:p><text:p text:style-name="P72"><text:span text:style-name="T61"/></text:p><text:p text:style-name="P72"><text:span text:style-name="T62">電話</text:span><text:span text:style-name="T63"> </text:span><text:span text:style-name="T63">: </text:span><text:span text:style-name="T62">でんわ</text:span><text:span text:style-name="T63"> </text:span><text:span text:style-name="T63">: </text:span><text:span text:style-name="T61">‘denwa’ = </text:span><text:span text:style-name="T61">le téléphone</text:span></text:p><text:p text:style-name="P72"><text:span text:style-name="T63"/></text:p><text:p text:style-name="P72"><text:span text:style-name="T63">番 </text:span><text:span text:style-name="T63">: </text:span><text:span text:style-name="T63">ばん </text:span><text:span text:style-name="T63">: </text:span><text:span text:style-name="T61">‘ban’ = numéro</text:span></text:p><text:p text:style-name="P72"><text:span text:style-name="T63"/></text:p><text:p text:style-name="P72"><text:span text:style-name="T64">番号</text:span><text:span text:style-name="T63"> </text:span><text:span text:style-name="T63">: </text:span><text:span text:style-name="T63">ばんごう</text:span><text:span text:style-name="T63">: </text:span><text:span text:style-name="T61">‘bangou’ </text:span><text:span text:style-name="T61">= le numéro (dans le cas du </text:span><text:span text:style-name="T61">numéro de téléphone)</text:span></text:p></draw:text-box></draw:frame><text:soft-page-break/></text:p>
      <text:p text:style-name="P51"><text:span text:style-name="T29">5. </text:span></text:p>
      <text:p text:style-name="P51"><text:span text:style-name="T10"/></text:p>
      <text:p text:style-name="P37">サントスさんは、ブラジル人です。</text:p>
      <text:p text:style-name="P61">Santos <text:s text:c="6"/>san <text:s text:c="3"/>wa, <text:s text:c="3"/>burajiru <text:s text:c="3"/>jin <text:s/>desu.</text:p>
      <text:p text:style-name="P61"/>
      <text:p text:style-name="P70"><text:span text:style-name="T41">マリアさん</text:span><text:span text:style-name="T22">も</text:span><text:span text:style-name="T42">、ブラジル人です。</text:span></text:p>
      <text:p text:style-name="P69"><text:span text:style-name="T43">Maria</text:span><text:span text:style-name="T44"> <text:s text:c="4"/>san <text:s text:c="2"/></text:span><text:span text:style-name="T19">mo</text:span><text:span text:style-name="T44">, <text:s text:c="2"/>burajiru <text:s text:c="4"/>jin <text:s/>desu.</text:span></text:p>
      <text:p text:style-name="P49"/>
      <text:p text:style-name="P49"/>
      <text:p text:style-name="P67">6.</text:p>
      <text:p text:style-name="P67"/>
      <text:p text:style-name="P45">グプタさんは、<text:span text:style-name="T17">42</text:span><text:span text:style-name="T48">歳</text:span>です。</text:p>
      <text:p text:style-name="P46"><text:tab/><text:tab/>　　<text:span text:style-name="T17">四十二</text:span><text:span text:style-name="T48">さい</text:span></text:p>
      <text:p text:style-name="P62">Guputa san ha <text:s/><text:span text:style-name="T17">yonjuuni</text:span> <text:span text:style-name="T48">sai</text:span> desu</text:p>
      <text:p text:style-name="P62"/>
      <text:p text:style-name="P46"><text:span text:style-name="T17">何</text:span><text:span text:style-name="T50"> <text:s/></text:span>歳<text:span text:style-name="T50"> </text:span>ですか？<text:span text:style-name="T51">= <text:s/>おいくつですか？</text:span></text:p>
      <text:p text:style-name="P63"><text:span text:style-name="T17">nan</text:span> sai <text:s/>desu ka ?<text:span text:style-name="T51"> <text:s text:c="2"/>= <text:s/></text:span><text:span text:style-name="T52"><text:s text:c="3"/></text:span><text:span text:style-name="T51">oikutsu <text:s text:c="3"/>desu ka ?</text:span></text:p>
      <text:p text:style-name="P63"/>
      <text:p text:style-name="P63"/>
      <text:p text:style-name="P68">7.</text:p>
      <text:p text:style-name="P68"/>
      <text:p text:style-name="P47">ミラーさんの<text:span text:style-name="T17">電話</text:span><text:span text:style-name="T48">番号</text:span>は何番ですか？</text:p>
      <text:p text:style-name="P48"><text:span text:style-name="T26"><text:tab/><text:tab/>　</text:span><text:span text:style-name="T27">でんわ</text:span><text:span text:style-name="T49">ばんごう</text:span></text:p>
      <text:p text:style-name="P64">miraa san no <text:span text:style-name="T17">denwa</text:span>bangou ha nan ban desu ka ?</text:p>
      <text:p text:style-name="P63"/>
      <text:p text:style-name="P46">020の3897の4561です。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tkal" svg:font-family="utkal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ash" draw:display-name="Long Dash" draw:style="rect" draw:dots1="1" draw:dots1-length="340%" draw:distance="17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14:05:01.951874041</meta:creation-date>
    <meta:generator>LibreOffice/6.4.5.2$Linux_X86_64 LibreOffice_project/40$Build-2</meta:generator>
    <dc:date>2020-09-16T13:59:10.600406930</dc:date>
    <meta:editing-duration>PT2H8M50S</meta:editing-duration>
    <meta:editing-cycles>77</meta:editing-cycles>
    <meta:document-statistic meta:table-count="0" meta:image-count="0" meta:object-count="0" meta:page-count="4" meta:paragraph-count="70" meta:word-count="529" meta:character-count="1404" meta:non-whitespace-character-count="964"/>
  </office:meta>
</office:document-meta>
</file>